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7.119cm" table:align="left"/>
    </style:style>
    <style:style style:name="Tabela1.A" style:family="table-column">
      <style:table-column-properties style:column-width="4.972cm"/>
    </style:style>
    <style:style style:name="Tabela1.B" style:family="table-column">
      <style:table-column-properties style:column-width="2.14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🧪 Co realizuje program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Krok</text:p>
            </table:table-cell>
            <table:table-cell table:style-name="Tabela1.A1" office:value-type="string">
              <text:p text:style-name="Table_20_Heading">Realizacja</text:p>
            </table:table-cell>
          </table:table-row>
        </table:table-header-rows>
        <table:table-row>
          <table:table-cell table:style-name="Tabela1.A1" office:value-type="string">
            <text:p text:style-name="Table_20_Contents">Generuje 300 próbek</text:p>
          </table:table-cell>
          <table:table-cell table:style-name="Tabela1.A1" office:value-type="string">
            <text:p text:style-name="Table_20_Contents">✔</text:p>
          </table:table-cell>
        </table:table-row>
        <table:table-row>
          <table:table-cell table:style-name="Tabela1.A1" office:value-type="string">
            <text:p text:style-name="Table_20_Contents">Zapis do <text:span text:style-name="Source_20_Text">energy.csv</text:span></text:p>
          </table:table-cell>
          <table:table-cell table:style-name="Tabela1.A1" office:value-type="string">
            <text:p text:style-name="Table_20_Contents">✔</text:p>
          </table:table-cell>
        </table:table-row>
        <table:table-row>
          <table:table-cell table:style-name="Tabela1.A1" office:value-type="string">
            <text:p text:style-name="Table_20_Contents">Podział 80/20</text:p>
          </table:table-cell>
          <table:table-cell table:style-name="Tabela1.A1" office:value-type="string">
            <text:p text:style-name="Table_20_Contents">✔</text:p>
          </table:table-cell>
        </table:table-row>
        <table:table-row>
          <table:table-cell table:style-name="Tabela1.A1" office:value-type="string">
            <text:p text:style-name="Table_20_Contents">Regresja OLS</text:p>
          </table:table-cell>
          <table:table-cell table:style-name="Tabela1.A1" office:value-type="string">
            <text:p text:style-name="Table_20_Contents">✔</text:p>
          </table:table-cell>
        </table:table-row>
        <table:table-row>
          <table:table-cell table:style-name="Tabela1.A1" office:value-type="string">
            <text:p text:style-name="Table_20_Contents">MSE i R²</text:p>
          </table:table-cell>
          <table:table-cell table:style-name="Tabela1.A1" office:value-type="string">
            <text:p text:style-name="Table_20_Contents">✔</text:p>
          </table:table-cell>
        </table:table-row>
        <table:table-row>
          <table:table-cell table:style-name="Tabela1.A1" office:value-type="string">
            <text:p text:style-name="Table_20_Contents">Wypisanie współczynników</text:p>
          </table:table-cell>
          <table:table-cell table:style-name="Tabela1.A1" office:value-type="string">
            <text:p text:style-name="Table_20_Contents">✔</text:p>
          </table:table-cell>
        </table:table-row>
        <table:table-row>
          <table:table-cell table:style-name="Tabela1.A1" office:value-type="string">
            <text:p text:style-name="Table_20_Contents">Standaryzacja</text:p>
          </table:table-cell>
          <table:table-cell table:style-name="Tabela1.A1" office:value-type="string">
            <text:p text:style-name="Table_20_Contents">✔</text:p>
          </table:table-cell>
        </table:table-row>
        <table:table-row>
          <table:table-cell table:style-name="Tabela1.A1" office:value-type="string">
            <text:p text:style-name="Table_20_Contents">Porównanie modeli</text:p>
          </table:table-cell>
          <table:table-cell table:style-name="Tabela1.A1" office:value-type="string">
            <text:p text:style-name="Table_20_Contents">✔</text:p>
          </table:table-cell>
        </table:table-row>
      </table:table>
      <text:p text:style-name="Horizontal_20_Line"/>
      <text:h text:style-name="Heading_20_2" text:outline-level="2">📊 Interpretacja (do sprawozdania)</text:h>
      <text:p text:style-name="Text_20_body">Możesz wkleić:</text:p>
      <text:p text:style-name="Quotations">The coefficient for area is approximately 0.8, meaning that each additional square meter of apartment size increases monthly energy consumption by about 0.8 kWh, holding other variables constant.<text:line-break/>The coefficient for people is around 10, which indicates that each additional resident increases energy usage by roughly 10 kWh per month.<text:line-break/>The coefficient for windows is about 2, suggesting that each additional window slightly increases heat loss and energy consumption.<text:line-break/>The coefficient for age is negative (approximately −0.1), meaning that older buildings in this synthetic dataset tend to have slightly lower energy consumption, possibly due to renovations or smaller sizes.</text:p>
      <text:p text:style-name="Quotations">After standardization, the magnitudes of the coefficients indicate the relative importance of the features in standard deviation units. The largest standardized coefficient corresponds to the most influential feature.</text:p>
      <text:p text:style-name="Horizontal_20_Line"/>
      <text:h text:style-name="Heading_20_2" text:outline-level="2">▶️ Jak uruchomić</text:h>
      <text:p text:style-name="P1"><text:span text:style-name="Source_20_Text">pip install numpy pandas scikit-learn</text:span></text:p>
      <text:p text:style-name="P2"><text:span text:style-name="Source_20_Text">python zadanie2_regresja_wielowymiarowa.py</text:span></text:p>
      <text:p text:style-name="Horizontal_20_Line"/>
      <text:h text:style-name="Heading_20_2" text:outline-level="2">📦 Do oddania</text:h>
      <text:list text:style-name="L1">
        <text:list-item>
          <text:p text:style-name="P3"><text:span text:style-name="Source_20_Text">zadanie2_regresja_wielowymiarowa.py</text:span></text:p>
        </text:list-item>
        <text:list-item>
          <text:p text:style-name="P3"><text:span text:style-name="Source_20_Text">energy.csv</text:span></text:p>
        </text:list-item>
        <text:list-item>
          <text:p text:style-name="P3">wynik w konsoli (lub zapisany do pliku tekstowego, jeśli chcesz)</text:p>
        </text:list-item>
      </text:list>
      <text:p text:style-name="Text_20_body">Jeśli chcesz, mogę:</text:p>
      <text:list text:style-name="L2">
        <text:list-item>
          <text:p text:style-name="P4"><text:soft-page-break/>dodać zapis wyników do <text:span text:style-name="Source_20_Text">results.txt</text:span>,</text:p>
        </text:list-item>
        <text:list-item>
          <text:p text:style-name="P4">zrobić wersję w Jupyter Notebook,</text:p>
        </text:list-item>
        <text:list-item>
          <text:p text:style-name="P4">albo dodać wykresy zależności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0T16:21:37.876000000</meta:creation-date>
    <dc:date>2026-01-10T16:21:47.506000000</dc:date>
    <meta:editing-duration>PT9S</meta:editing-duration>
    <meta:editing-cycles>1</meta:editing-cycles>
    <meta:document-statistic meta:table-count="1" meta:image-count="0" meta:object-count="0" meta:page-count="2" meta:paragraph-count="34" meta:word-count="214" meta:character-count="1444" meta:non-whitespace-character-count="1271"/>
    <meta:generator>LibreOffice/7.4.7.2$Windows_X86_64 LibreOffice_project/723314e595e8007d3cf785c16538505a1c878ca5</meta:generator>
  </office:meta>
</office:document-meta>
</file>